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1.905cm" svg:height="0.635cm" svg:x="1.635cm" svg:y="2.27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0.635cm" svg:x="16.875cm" svg:y="7.394cm">
          <text:p text:style-name="P1">Finish</text:p>
          <draw:enhanced-geometry svg:viewBox="0 0 21600 21600" draw:type="rectangle" draw:enhanced-path="M 0 0 L 21600 0 21600 21600 0 21600 0 0 Z N"/>
        </draw:custom-shape>
        <draw:frame draw:style-name="gr2" draw:text-style-name="P4" draw:id="id3" draw:layer="layout" svg:width="1.905cm" svg:height="0.679cm" svg:x="4.81cm" svg:y="4.766cm">
          <draw:text-box>
            <text:p text:style-name="P3"><text:span text:style-name="T1">At(Home)</text:span></text:p>
          </draw:text-box>
        </draw:frame>
        <draw:custom-shape draw:style-name="gr1" draw:text-style-name="P5" draw:id="id4" draw:layer="layout" svg:width="2.54cm" svg:height="0.635cm" svg:x="6.715cm" svg:y="4.81cm">
          <text:p text:style-name="P1"><text:span text:style-name="T2">Go(Home,HW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id="id5" draw:layer="layout" svg:width="1.905cm" svg:height="0.679cm" svg:x="11.795cm" svg:y="4.131cm">
          <draw:text-box>
            <text:p text:style-name="P3"><text:span text:style-name="T1">At(HWS)</text:span></text:p>
          </draw:text-box>
        </draw:frame>
        <draw:frame draw:style-name="gr3" draw:text-style-name="P4" draw:id="id2" draw:layer="layout" svg:width="1.905cm" svg:height="1.27cm" svg:x="11.795cm" svg:y="2.905cm">
          <draw:text-box>
            <text:p text:style-name="P3"><text:span text:style-name="T1">Sells(HWS,Drill)</text:span></text:p>
          </draw:text-box>
        </draw:frame>
        <draw:connector draw:style-name="gr4" draw:text-style-name="P2" draw:layer="measurelines" svg:x1="2.587cm" svg:y1="2.905cm" svg:x2="11.795cm" svg:y2="3.54cm" draw:start-shape="id1" draw:start-glue-point="2" draw:end-shape="id2" draw:end-glue-point="3">
          <text:p text:style-name="P3"/>
        </draw:connector>
        <draw:custom-shape draw:style-name="gr1" draw:text-style-name="P6" draw:id="id6" draw:layer="measurelines" svg:width="2.54cm" svg:height="0.635cm" svg:x="13.7cm" svg:y="3.54cm">
          <text:p text:style-name="P1"><text:span text:style-name="T2">Buy(Drill,HWS)</text:span></text:p>
          <draw:enhanced-geometry svg:viewBox="0 0 21600 21600" draw:type="rectangle" draw:enhanced-path="M 0 0 L 21600 0 21600 21600 0 21600 0 0 Z N"/>
        </draw:custom-shape>
        <draw:frame draw:style-name="gr2" draw:text-style-name="P4" draw:id="id7" draw:layer="measurelines" svg:width="1.905cm" svg:height="0.679cm" svg:x="14.335cm" svg:y="6.08cm">
          <draw:text-box>
            <text:p text:style-name="P3"><text:span text:style-name="T1">Have(Drill)</text:span></text:p>
          </draw:text-box>
        </draw:frame>
        <draw:frame draw:style-name="gr2" draw:text-style-name="P4" draw:layer="measurelines" svg:width="1.905cm" svg:height="0.679cm" svg:x="14.335cm" svg:y="6.759cm">
          <draw:text-box>
            <text:p text:style-name="P3"><text:span text:style-name="T1">Have(Milk)</text:span></text:p>
          </draw:text-box>
        </draw:frame>
        <draw:frame draw:style-name="gr2" draw:text-style-name="P4" draw:layer="measurelines" svg:width="1.905cm" svg:height="1.107cm" svg:x="14.335cm" svg:y="7.394cm">
          <draw:text-box>
            <text:p text:style-name="P3"><text:span text:style-name="T1">Have(Bananas)</text:span></text:p>
          </draw:text-box>
        </draw:frame>
        <draw:frame draw:style-name="gr2" draw:text-style-name="P4" draw:layer="measurelines" svg:width="1.905cm" svg:height="0.679cm" svg:x="8.62cm" svg:y="11.116cm">
          <draw:text-box>
            <text:p text:style-name="P3"><text:span text:style-name="T1">At(Home)</text:span></text:p>
          </draw:text-box>
        </draw:frame>
        <draw:connector draw:style-name="gr4" draw:text-style-name="P2" draw:layer="measurelines" svg:x1="3.54cm" svg:y1="2.587cm" svg:x2="4.81cm" svg:y2="5.105cm" draw:start-shape="id1" draw:end-shape="id3">
          <text:p text:style-name="P3"/>
        </draw:connector>
        <draw:connector draw:style-name="gr4" draw:text-style-name="P2" draw:layer="measurelines" svg:x1="9.255cm" svg:y1="5.127cm" svg:x2="11.795cm" svg:y2="4.47cm" draw:start-shape="id4" draw:start-glue-point="1" draw:end-shape="id5" draw:end-glue-point="3">
          <text:p text:style-name="P3"/>
        </draw:connector>
        <draw:connector draw:style-name="gr4" draw:text-style-name="P2" draw:layer="measurelines" svg:x1="16.24cm" svg:y1="3.857cm" svg:x2="14.335cm" svg:y2="6.419cm" draw:start-shape="id6" draw:start-glue-point="1" draw:end-shape="id7" draw:end-glue-point="3">
          <text:p text:style-name="P3"/>
        </draw:connector>
        <draw:frame draw:style-name="gr2" draw:text-style-name="P4" draw:layer="layout" svg:width="1.905cm" svg:height="0.679cm" svg:x="14.335cm" svg:y="8.481cm">
          <draw:text-box>
            <text:p text:style-name="P3"><text:span text:style-name="T1">At(Home)</text:span></text:p>
          </draw:text-box>
        </draw:frame>
        <draw:frame draw:style-name="gr2" draw:text-style-name="P4" draw:layer="layout" svg:width="1.905cm" svg:height="0.679cm" svg:x="11.795cm" svg:y="2.27cm">
          <draw:text-box>
            <text:p text:style-name="P3"><text:span text:style-name="T1">Have(CC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meta:initial-creator>Vishvas Vasuki</meta:initial-creator>
    <meta:creation-date>2007-12-08T10:44:17</meta:creation-date>
    <dc:creator>Vishvas Vasuki</dc:creator>
    <dc:date>2007-12-08T16:43:16</dc:date>
    <meta:editing-cycles>80</meta:editing-cycles>
    <meta:editing-duration>PT1H7M56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